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303" table:style-name="ce26">
            <text:p>8303</text:p>
          </table:table-cell>
          <table:table-cell office:value-type="float" office:value="7366.6833122880107" table:style-name="ce44">
            <text:p>7366.68</text:p>
          </table:table-cell>
          <table:table-cell office:value-type="float" office:value="14114" table:style-name="ce43">
            <text:p>14114</text:p>
          </table:table-cell>
          <table:table-cell office:value-type="float" office:value="13090.810207249022" table:style-name="ce50">
            <text:p>13090.81</text:p>
          </table:table-cell>
          <table:table-cell office:value-type="float" office:value="8508" table:style-name="ce49">
            <text:p>8508</text:p>
          </table:table-cell>
          <table:table-cell office:value-type="float" office:value="8223.6810225222998" table:style-name="ce128">
            <text:p>8223.68</text:p>
          </table:table-cell>
          <table:table-cell office:value-type="float" office:value="3143" table:style-name="ce127">
            <text:p>3143</text:p>
          </table:table-cell>
          <table:table-cell office:value-type="float" office:value="3072.4267800304988" table:style-name="ce134">
            <text:p>3072.43</text:p>
          </table:table-cell>
          <table:table-cell office:value-type="float" office:value="291" table:style-name="ce133">
            <text:p>291</text:p>
          </table:table-cell>
          <table:table-cell office:value-type="float" office:value="284.72162162170002" table:style-name="ce146">
            <text:p>284.72</text:p>
          </table:table-cell>
          <table:table-cell office:value-type="float" office:value="248" table:style-name="ce145">
            <text:p>248</text:p>
          </table:table-cell>
          <table:table-cell office:value-type="float" office:value="243.88563171849998" table:style-name="ce98">
            <text:p>243.89</text:p>
          </table:table-cell>
          <table:table-cell office:value-type="float" office:value="34607" table:content-validation-name="val2" table:style-name="ce110">
            <text:p>34,607</text:p>
          </table:table-cell>
          <table:table-cell office:value-type="float" office:value="32282.208575430031" table:content-validation-name="val2" table:style-name="ce109">
            <text:p>32,282.21</text:p>
          </table:table-cell>
          <table:table-cell office:value-type="float" office:value="2131" table:style-name="ce97">
            <text:p>2131</text:p>
          </table:table-cell>
          <table:table-cell office:value-type="float" office:value="1984.8757360885049" table:style-name="ce80">
            <text:p>1984.88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2131" table:style-name="ce113">
            <text:p>2,131</text:p>
          </table:table-cell>
          <table:table-cell office:value-type="float" office:value="1984.8757360885049" table:style-name="ce120">
            <text:p>1,984.88</text:p>
          </table:table-cell>
          <table:table-cell office:value-type="float" office:value="36738" table:content-validation-name="val2" table:style-name="ce114">
            <text:p>36,738</text:p>
          </table:table-cell>
          <table:table-cell office:value-type="float" office:value="34267.084311518534" table:content-validation-name="val2" table:style-name="ce115">
            <text:p>34,267.08</text:p>
          </table:table-cell>
          <table:table-cell office:value-type="currency" office:value="97913621" table:content-validation-name="val1" table:style-name="ce12">
            <text:p>£97,913,621.00</text:p>
          </table:table-cell>
          <table:table-cell office:value-type="currency" office:value="8776181.6599999983" table:content-validation-name="val1" table:style-name="ce12">
            <text:p>£8,776,181.66</text:p>
          </table:table-cell>
          <table:table-cell office:value-type="currency" office:value="1092518.81" table:content-validation-name="val1" table:style-name="ce12">
            <text:p>£1,092,518.81</text:p>
          </table:table-cell>
          <table:table-cell office:value-type="currency" office:value="1245059.47" table:content-validation-name="val1" table:style-name="ce12">
            <text:p>£1,245,059.47</text:p>
          </table:table-cell>
          <table:table-cell office:value-type="currency" office:value="27392541.229999997" table:content-validation-name="val1" table:style-name="ce12">
            <text:p>£27,392,541.23</text:p>
          </table:table-cell>
          <table:table-cell office:value-type="currency" office:value="11262964.18" table:content-validation-name="val1" table:style-name="ce12">
            <text:p>£11,262,964.18</text:p>
          </table:table-cell>
          <table:table-cell office:value-type="currency" office:value="147682886.34999999" table:style-name="ce13">
            <text:p>£147,682,886.35</text:p>
          </table:table-cell>
          <table:table-cell office:value-type="currency" office:value="7949486.96" table:content-validation-name="val1" table:style-name="ce14">
            <text:p>£7,949,486.96</text:p>
          </table:table-cell>
          <table:table-cell office:value-type="currency" office:value="2526504.33" table:content-validation-name="val1" table:style-name="ce14">
            <text:p>£2,526,504.33</text:p>
          </table:table-cell>
          <table:table-cell office:value-type="currency" office:value="10475991.289999999" table:style-name="ce13">
            <text:p>£10,475,991.29</text:p>
          </table:table-cell>
          <table:table-cell office:value-type="currency" office:value="158158877.63999999" table:style-name="ce15">
            <text:p>£158,158,877.64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20" table:style-name="ce27">
            <text:p>320</text:p>
          </table:table-cell>
          <table:table-cell office:value-type="float" office:value="256.70999999999998" table:style-name="ce45">
            <text:p>256.71</text:p>
          </table:table-cell>
          <table:table-cell office:value-type="float" office:value="308" table:style-name="ce46">
            <text:p>308</text:p>
          </table:table-cell>
          <table:table-cell office:value-type="float" office:value="268.25" table:style-name="ce51">
            <text:p>268.25</text:p>
          </table:table-cell>
          <table:table-cell office:value-type="float" office:value="355" table:style-name="ce52">
            <text:p>355</text:p>
          </table:table-cell>
          <table:table-cell office:value-type="float" office:value="340.95" table:style-name="ce129">
            <text:p>340.95</text:p>
          </table:table-cell>
          <table:table-cell office:value-type="float" office:value="56" table:style-name="ce130">
            <text:p>56</text:p>
          </table:table-cell>
          <table:table-cell office:value-type="float" office:value="54.59" table:style-name="ce135">
            <text:p>54.59</text:p>
          </table:table-cell>
          <table:table-cell office:value-type="float" office:value="12" table:style-name="ce136">
            <text:p>12</text:p>
          </table:table-cell>
          <table:table-cell office:value-type="float" office:value="12" table:style-name="ce147">
            <text:p>12.00</text:p>
          </table:table-cell>
          <table:table-cell office:value-type="float" office:value="5" table:style-name="ce148">
            <text:p>5</text:p>
          </table:table-cell>
          <table:table-cell office:value-type="float" office:value="0.79" table:style-name="ce99">
            <text:p>0.79</text:p>
          </table:table-cell>
          <table:table-cell office:value-type="float" office:value="1056" table:content-validation-name="val2" table:style-name="ce110">
            <text:p>1,056</text:p>
          </table:table-cell>
          <table:table-cell office:value-type="float" office:value="933.29000000000008" table:content-validation-name="val2" table:style-name="ce109">
            <text:p>933.29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23" table:style-name="ce64">
            <text:p>23</text:p>
          </table:table-cell>
          <table:table-cell office:value-type="float" office:value="23" table:style-name="ce75">
            <text:p>23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3" table:style-name="ce113">
            <text:p>23</text:p>
          </table:table-cell>
          <table:table-cell office:value-type="float" office:value="23" table:style-name="ce120">
            <text:p>23.00</text:p>
          </table:table-cell>
          <table:table-cell office:value-type="float" office:value="1079" table:content-validation-name="val2" table:style-name="ce114">
            <text:p>1,079</text:p>
          </table:table-cell>
          <table:table-cell office:value-type="float" office:value="956.29000000000008" table:content-validation-name="val2" table:style-name="ce115">
            <text:p>956.29</text:p>
          </table:table-cell>
          <table:table-cell office:value-type="currency" office:value="2354258.2400000002" table:content-validation-name="val1" table:style-name="ce12">
            <text:p>£2,354,258.24</text:p>
          </table:table-cell>
          <table:table-cell office:value-type="currency" office:value="121897.04000000001" table:content-validation-name="val1" table:style-name="ce12">
            <text:p>£121,897.0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7197.77" table:content-validation-name="val1" table:style-name="ce12">
            <text:p>£77,197.77</text:p>
          </table:table-cell>
          <table:table-cell office:value-type="currency" office:value="628476.79" table:style-name="ce12">
            <text:p>£628,476.79</text:p>
          </table:table-cell>
          <table:table-cell office:value-type="currency" office:value="251319.69" table:content-validation-name="val1" table:style-name="ce12">
            <text:p>£251,319.69</text:p>
          </table:table-cell>
          <table:table-cell office:value-type="currency" office:value="3433149.5300000003" table:style-name="ce13">
            <text:p>£3,433,149.53</text:p>
          </table:table-cell>
          <table:table-cell office:value-type="currency" office:value="231450.15" table:content-validation-name="val1" table:style-name="ce14">
            <text:p>£231,450.15</text:p>
          </table:table-cell>
          <table:table-cell office:value-type="currency" office:value="136561.04" table:content-validation-name="val1" table:style-name="ce14">
            <text:p>£136,561.04</text:p>
          </table:table-cell>
          <table:table-cell office:value-type="currency" office:value="368011.19" table:style-name="ce13">
            <text:p>£368,011.19</text:p>
          </table:table-cell>
          <table:table-cell office:value-type="currency" office:value="3801160.72" table:style-name="ce15">
            <text:p>£3,801,160.72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82" table:style-name="ce28">
            <text:p>182</text:p>
          </table:table-cell>
          <table:table-cell office:value-type="float" office:value="176.5" table:style-name="ce47">
            <text:p>176.50</text:p>
          </table:table-cell>
          <table:table-cell office:value-type="float" office:value="484" table:style-name="ce48">
            <text:p>484</text:p>
          </table:table-cell>
          <table:table-cell office:value-type="float" office:value="465.3" table:style-name="ce53">
            <text:p>465.30</text:p>
          </table:table-cell>
          <table:table-cell office:value-type="float" office:value="290" table:style-name="ce54">
            <text:p>290</text:p>
          </table:table-cell>
          <table:table-cell office:value-type="float" office:value="282" table:style-name="ce131">
            <text:p>282.00</text:p>
          </table:table-cell>
          <table:table-cell office:value-type="float" office:value="43" table:style-name="ce132">
            <text:p>43</text:p>
          </table:table-cell>
          <table:table-cell office:value-type="float" office:value="42.4" table:style-name="ce137">
            <text:p>42.40</text:p>
          </table:table-cell>
          <table:table-cell office:value-type="float" office:value="14" table:style-name="ce138">
            <text:p>14</text:p>
          </table:table-cell>
          <table:table-cell office:value-type="float" office:value="13.6" table:style-name="ce149">
            <text:p>13.60</text:p>
          </table:table-cell>
          <table:table-cell office:value-type="float" office:value="1" table:style-name="ce150">
            <text:p>1</text:p>
          </table:table-cell>
          <table:table-cell office:value-type="float" office:value="1" table:style-name="ce105">
            <text:p>1.00</text:p>
          </table:table-cell>
          <table:table-cell office:value-type="float" office:value="1014" table:content-validation-name="val2" table:style-name="ce110">
            <text:p>1,014</text:p>
          </table:table-cell>
          <table:table-cell office:value-type="float" office:value="980.8" table:content-validation-name="val2" table:style-name="ce109">
            <text:p>980.80</text:p>
          </table:table-cell>
          <table:table-cell office:value-type="float" office:value="8" table:style-name="ce101">
            <text:p>8</text:p>
          </table:table-cell>
          <table:table-cell office:value-type="float" office:value="8" table:style-name="ce83">
            <text:p>8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2" table:style-name="ce66">
            <text:p>2</text:p>
          </table:table-cell>
          <table:table-cell office:value-type="float" office:value="1.3" table:style-name="ce77">
            <text:p>1.3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0" table:style-name="ce113">
            <text:p>10</text:p>
          </table:table-cell>
          <table:table-cell office:value-type="float" office:value="9.3000000000000007" table:style-name="ce120">
            <text:p>9.30</text:p>
          </table:table-cell>
          <table:table-cell office:value-type="float" office:value="1024" table:content-validation-name="val2" table:style-name="ce114">
            <text:p>1,024</text:p>
          </table:table-cell>
          <table:table-cell office:value-type="float" office:value="990.09999999999991" table:content-validation-name="val2" table:style-name="ce115">
            <text:p>990.10</text:p>
          </table:table-cell>
          <table:table-cell office:value-type="currency" office:value="2946919" table:content-validation-name="val1" table:style-name="ce12">
            <text:p>£2,946,919.00</text:p>
          </table:table-cell>
          <table:table-cell office:value-type="currency" office:value="123669.51999999999" table:content-validation-name="val1" table:style-name="ce12">
            <text:p>£123,669.52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9132" table:content-validation-name="val1" table:style-name="ce12">
            <text:p>£29,132.00</text:p>
          </table:table-cell>
          <table:table-cell office:value-type="currency" office:value="795029" table:content-validation-name="val1" table:style-name="ce12">
            <text:p>£795,029.00</text:p>
          </table:table-cell>
          <table:table-cell office:value-type="currency" office:value="339098" table:content-validation-name="val1" table:style-name="ce12">
            <text:p>£339,098.00</text:p>
          </table:table-cell>
          <table:table-cell office:value-type="currency" office:value="4233847.5199999996" table:style-name="ce13">
            <text:p>£4,233,847.52</text:p>
          </table:table-cell>
          <table:table-cell office:value-type="currency" office:value="82180" table:content-validation-name="val1" table:style-name="ce14">
            <text:p>£82,18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82180" table:style-name="ce13">
            <text:p>£82,180.00</text:p>
          </table:table-cell>
          <table:table-cell office:value-type="currency" office:value="4316027.5199999996" table:style-name="ce15">
            <text:p>£4,316,027.52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" table:style-name="ce34">
            <text:p>8</text:p>
          </table:table-cell>
          <table:table-cell office:value-type="float" office:value="7.6" table:style-name="ce38">
            <text:p>7.60</text:p>
          </table:table-cell>
          <table:table-cell office:value-type="float" office:value="8" table:style-name="ce37">
            <text:p>8</text:p>
          </table:table-cell>
          <table:table-cell office:value-type="float" office:value="7.8" table:style-name="ce56">
            <text:p>7.80</text:p>
          </table:table-cell>
          <table:table-cell office:value-type="float" office:value="35" table:style-name="ce55">
            <text:p>35</text:p>
          </table:table-cell>
          <table:table-cell office:value-type="float" office:value="35" table:style-name="ce122">
            <text:p>35.00</text:p>
          </table:table-cell>
          <table:table-cell office:value-type="float" office:value="4" table:style-name="ce121">
            <text:p>4</text:p>
          </table:table-cell>
          <table:table-cell office:value-type="float" office:value="4" table:style-name="ce140">
            <text:p>4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7" table:content-validation-name="val2" table:style-name="ce110">
            <text:p>57</text:p>
          </table:table-cell>
          <table:table-cell office:value-type="float" office:value="55.83" table:content-validation-name="val2" table:style-name="ce109">
            <text:p>55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7" table:content-validation-name="val2" table:style-name="ce114">
            <text:p>57</text:p>
          </table:table-cell>
          <table:table-cell office:value-type="float" office:value="55.83" table:content-validation-name="val2" table:style-name="ce115">
            <text:p>55.83</text:p>
          </table:table-cell>
          <table:table-cell office:value-type="currency" office:value="175149.1" table:content-validation-name="val1" table:style-name="ce12">
            <text:p>£175,149.10</text:p>
          </table:table-cell>
          <table:table-cell office:value-type="currency" office:value="1815.33" table:content-validation-name="val1" table:style-name="ce12">
            <text:p>£1,815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371.28" table:content-validation-name="val1" table:style-name="ce12">
            <text:p>£44,371.28</text:p>
          </table:table-cell>
          <table:table-cell office:value-type="currency" office:value="18468.259999999998" table:content-validation-name="val1" table:style-name="ce12">
            <text:p>£18,468.26</text:p>
          </table:table-cell>
          <table:table-cell office:value-type="currency" office:value="239803.97" table:style-name="ce13">
            <text:p>£239,803.97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39803.97" table:style-name="ce15">
            <text:p>£239,803.9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5" table:style-name="ce35">
            <text:p>75</text:p>
          </table:table-cell>
          <table:table-cell office:value-type="float" office:value="65.98" table:style-name="ce39">
            <text:p>65.98</text:p>
          </table:table-cell>
          <table:table-cell office:value-type="float" office:value="90" table:style-name="ce40">
            <text:p>90</text:p>
          </table:table-cell>
          <table:table-cell office:value-type="float" office:value="89.24" table:style-name="ce57">
            <text:p>89.24</text:p>
          </table:table-cell>
          <table:table-cell office:value-type="float" office:value="72" table:style-name="ce58">
            <text:p>72</text:p>
          </table:table-cell>
          <table:table-cell office:value-type="float" office:value="71.77" table:style-name="ce123">
            <text:p>71.77</text:p>
          </table:table-cell>
          <table:table-cell office:value-type="float" office:value="17" table:style-name="ce124">
            <text:p>17</text:p>
          </table:table-cell>
          <table:table-cell office:value-type="float" office:value="16.54" table:style-name="ce141">
            <text:p>16.54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000000000000001" table:style-name="ce107">
            <text:p>1.10</text:p>
          </table:table-cell>
          <table:table-cell office:value-type="float" office:value="264" table:content-validation-name="val2" table:style-name="ce110">
            <text:p>264</text:p>
          </table:table-cell>
          <table:table-cell office:value-type="float" office:value="248.63" table:content-validation-name="val2" table:style-name="ce109">
            <text:p>248.63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4" table:style-name="ce94">
            <text:p>4</text:p>
          </table:table-cell>
          <table:table-cell office:value-type="float" office:value="3.4" table:style-name="ce118">
            <text:p>3.4</text:p>
          </table:table-cell>
          <table:table-cell office:value-type="float" office:value="4" table:style-name="ce113">
            <text:p>4</text:p>
          </table:table-cell>
          <table:table-cell office:value-type="float" office:value="3.4" table:style-name="ce120">
            <text:p>3.40</text:p>
          </table:table-cell>
          <table:table-cell office:value-type="float" office:value="268" table:content-validation-name="val2" table:style-name="ce114">
            <text:p>268</text:p>
          </table:table-cell>
          <table:table-cell office:value-type="float" office:value="252.03" table:content-validation-name="val2" table:style-name="ce115">
            <text:p>252.03</text:p>
          </table:table-cell>
          <table:table-cell office:value-type="currency" office:value="780655.99" table:content-validation-name="val1" table:style-name="ce12">
            <text:p>£780,655.99</text:p>
          </table:table-cell>
          <table:table-cell office:value-type="currency" office:value="18114.14" table:content-validation-name="val1" table:style-name="ce12">
            <text:p>£18,114.14</text:p>
          </table:table-cell>
          <table:table-cell office:value-type="currency" office:value="1500" table:content-validation-name="val1" table:style-name="ce12">
            <text:p>£1,500.00</text:p>
          </table:table-cell>
          <table:table-cell office:value-type="currency" office:value="21576.62" table:content-validation-name="val1" table:style-name="ce12">
            <text:p>£21,576.62</text:p>
          </table:table-cell>
          <table:table-cell office:value-type="currency" office:value="189023.55" table:content-validation-name="val1" table:style-name="ce12">
            <text:p>£189,023.55</text:p>
          </table:table-cell>
          <table:table-cell office:value-type="currency" office:value="82797.09" table:content-validation-name="val1" table:style-name="ce12">
            <text:p>£82,797.09</text:p>
          </table:table-cell>
          <table:table-cell office:value-type="currency" office:value="1093667.3900000001" table:style-name="ce13">
            <text:p>£1,093,667.3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59341" table:content-validation-name="val1" table:style-name="ce14">
            <text:p>£59,341.00</text:p>
          </table:table-cell>
          <table:table-cell office:value-type="currency" office:value="59341" table:style-name="ce13">
            <text:p>£59,341.00</text:p>
          </table:table-cell>
          <table:table-cell office:value-type="currency" office:value="1153008.3900000001" table:style-name="ce15">
            <text:p>£1,153,008.3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41">
            <text:p>6.00</text:p>
          </table:table-cell>
          <table:table-cell office:value-type="float" office:value="11" table:style-name="ce42">
            <text:p>11</text:p>
          </table:table-cell>
          <table:table-cell office:value-type="float" office:value="9.69" table:style-name="ce59">
            <text:p>9.69</text:p>
          </table:table-cell>
          <table:table-cell office:value-type="float" office:value="87" table:style-name="ce60">
            <text:p>87</text:p>
          </table:table-cell>
          <table:table-cell office:value-type="float" office:value="85.98" table:style-name="ce125">
            <text:p>85.98</text:p>
          </table:table-cell>
          <table:table-cell office:value-type="float" office:value="9" table:style-name="ce126">
            <text:p>9</text:p>
          </table:table-cell>
          <table:table-cell office:value-type="float" office:value="8.8000000000000007" table:style-name="ce143">
            <text:p>8.80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5" table:content-validation-name="val2" table:style-name="ce110">
            <text:p>115</text:p>
          </table:table-cell>
          <table:table-cell office:value-type="float" office:value="112.47" table:content-validation-name="val2" table:style-name="ce109">
            <text:p>112.47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5" table:content-validation-name="val2" table:style-name="ce114">
            <text:p>115</text:p>
          </table:table-cell>
          <table:table-cell office:value-type="float" office:value="112.47" table:content-validation-name="val2" table:style-name="ce115">
            <text:p>112.47</text:p>
          </table:table-cell>
          <table:table-cell office:value-type="currency" office:value="303013.59999999998" table:content-validation-name="val1" table:style-name="ce12">
            <text:p>£303,013.60</text:p>
          </table:table-cell>
          <table:table-cell office:value-type="currency" office:value="8299.68" table:content-validation-name="val1" table:style-name="ce12">
            <text:p>£8,299.6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7176.39" table:content-validation-name="val1" table:style-name="ce12">
            <text:p>£77,176.39</text:p>
          </table:table-cell>
          <table:table-cell office:value-type="currency" office:value="31655.78" table:content-validation-name="val1" table:style-name="ce12">
            <text:p>£31,655.78</text:p>
          </table:table-cell>
          <table:table-cell office:value-type="currency" office:value="420145.44999999995" table:style-name="ce13">
            <text:p>£420,145.4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20145.44999999995" table:style-name="ce15">
            <text:p>£420,145.45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1-01-07T16:24:42Z</dc:date>
  </office:meta>
</office:document-meta>
</file>